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weight="bold" officeooo:rsid="000208f4" officeooo:paragraph-rsid="000208f4" style:font-weight-asian="bold" style:font-weight-complex="bold"/>
    </style:style>
    <style:style style:name="P2" style:family="paragraph" style:parent-style-name="Standard">
      <style:text-properties style:font-name="Segoe UI" fo:font-weight="normal" officeooo:rsid="000208f4" officeooo:paragraph-rsid="000208f4" style:font-weight-asian="normal" style:font-weight-complex="normal"/>
    </style:style>
    <style:style style:name="P3" style:family="paragraph" style:parent-style-name="Standard" style:list-style-name="L1">
      <style:text-properties officeooo:rsid="0002af7a" officeooo:paragraph-rsid="00054582"/>
    </style:style>
    <style:style style:name="P4" style:family="paragraph" style:parent-style-name="Standard" style:list-style-name="L1">
      <style:text-properties officeooo:rsid="0002af7a" officeooo:paragraph-rsid="00064a7c"/>
    </style:style>
    <style:style style:name="P5" style:family="paragraph" style:parent-style-name="Standard" style:list-style-name="L1">
      <style:text-properties officeooo:rsid="0002af7a" officeooo:paragraph-rsid="0008ba42"/>
    </style:style>
    <style:style style:name="P6" style:family="paragraph" style:parent-style-name="Standard">
      <style:text-properties officeooo:rsid="0002af7a" officeooo:paragraph-rsid="0002af7a"/>
    </style:style>
    <style:style style:name="P7" style:family="paragraph" style:parent-style-name="Standard">
      <style:text-properties officeooo:rsid="0002af7a" officeooo:paragraph-rsid="00054582"/>
    </style:style>
    <style:style style:name="P8" style:family="paragraph" style:parent-style-name="Standard" style:list-style-name="L1">
      <style:text-properties officeooo:rsid="00064a7c" officeooo:paragraph-rsid="00064a7c"/>
    </style:style>
    <style:style style:name="P9" style:family="paragraph" style:parent-style-name="Standard" style:list-style-name="L1">
      <style:text-properties officeooo:rsid="00064a7c" officeooo:paragraph-rsid="0008ba42"/>
    </style:style>
    <style:style style:name="P10" style:family="paragraph" style:parent-style-name="Standard" style:list-style-name="L1">
      <style:text-properties fo:font-style="italic" officeooo:paragraph-rsid="000208f4" style:font-style-asian="italic" style:font-style-complex="italic"/>
    </style:style>
    <style:style style:name="P11" style:family="paragraph" style:parent-style-name="Standard" style:list-style-name="L1">
      <style:text-properties fo:font-style="italic" officeooo:rsid="0002af7a" officeooo:paragraph-rsid="0008ba42" style:font-style-asian="italic" style:font-style-complex="italic"/>
    </style:style>
    <style:style style:name="T1" style:family="text">
      <style:text-properties style:font-name="Segoe UI" fo:font-weight="normal" style:font-weight-asian="normal" style:font-weight-complex="normal"/>
    </style:style>
    <style:style style:name="T2" style:family="text">
      <style:text-properties style:font-name="Segoe UI" fo:font-weight="normal" officeooo:rsid="000208f4" style:font-weight-asian="normal" style:font-weight-complex="normal"/>
    </style:style>
    <style:style style:name="T3" style:family="text">
      <style:text-properties style:font-name="Segoe UI" fo:font-weight="normal" officeooo:rsid="00041487" style:font-weight-asian="normal" style:font-weight-complex="normal"/>
    </style:style>
    <style:style style:name="T4" style:family="text">
      <style:text-properties style:font-name="Segoe UI" fo:font-weight="normal" officeooo:rsid="00054582" style:font-weight-asian="normal" style:font-weight-complex="normal"/>
    </style:style>
    <style:style style:name="T5" style:family="text">
      <style:text-properties style:font-name="Segoe UI" fo:font-weight="normal" officeooo:rsid="00064a7c" style:font-weight-asian="normal" style:font-weight-complex="normal"/>
    </style:style>
    <style:style style:name="T6" style:family="text">
      <style:text-properties style:font-name="Segoe UI" fo:font-weight="normal" officeooo:rsid="0008ba42" style:font-weight-asian="normal" style:font-weight-complex="normal"/>
    </style:style>
    <style:style style:name="T7" style:family="text">
      <style:text-properties style:font-name="Segoe UI"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font-name="Segoe UI" style:text-underline-style="solid" style:text-underline-width="auto" style:text-underline-color="font-color" fo:font-weight="normal" officeooo:rsid="00054582" style:font-weight-asian="normal" style:font-weight-complex="normal"/>
    </style:style>
    <style:style style:name="T9" style:family="text">
      <style:text-properties style:font-name="Segoe UI" style:text-underline-style="none" fo:font-weight="normal" style:font-weight-asian="normal" style:font-weight-complex="normal"/>
    </style:style>
    <style:style style:name="T10" style:family="text">
      <style:text-properties style:font-name="Segoe UI" style:text-underline-style="none" fo:font-weight="normal" officeooo:rsid="00064a7c" style:font-weight-asian="normal" style:font-weight-complex="normal"/>
    </style:style>
    <style:style style:name="T11" style:family="text">
      <style:text-properties style:font-name="Segoe UI" style:text-underline-style="none" fo:font-weight="normal" officeooo:rsid="0002af7a" style:font-weight-asian="normal" style:font-weight-complex="normal"/>
    </style:style>
    <style:style style:name="T12" style:family="text">
      <style:text-properties style:font-name="Segoe UI" style:text-underline-style="none" fo:font-weight="normal" officeooo:rsid="00054582" style:font-weight-asian="normal" style:font-weight-complex="normal"/>
    </style:style>
    <style:style style:name="T13" style:family="text">
      <style:text-properties style:font-name="Segoe UI" style:text-underline-style="none" fo:font-weight="normal" officeooo:rsid="00041487" style:font-weight-asian="normal" style:font-weight-complex="normal"/>
    </style:style>
    <style:style style:name="T14" style:family="text">
      <style:text-properties style:font-name="Segoe UI" style:text-underline-style="none" fo:font-weight="normal" officeooo:rsid="0008ba42" style:font-weight-asian="normal" style:font-weight-complex="normal"/>
    </style:style>
    <style:style style:name="T15" style:family="text">
      <style:text-properties style:font-name="Segoe UI" fo:font-style="normal" style:text-underline-style="none" fo:font-weight="normal" officeooo:rsid="00041487" style:font-style-asian="normal" style:font-weight-asian="normal" style:font-style-complex="normal" style:font-weight-complex="normal"/>
    </style:style>
    <style:style style:name="T16" style:family="text">
      <style:text-properties style:font-name="Segoe UI" fo:font-style="normal" style:text-underline-style="none" fo:font-weight="normal" officeooo:rsid="00064a7c" style:font-style-asian="normal" style:font-weight-asian="normal" style:font-style-complex="normal" style:font-weight-complex="normal"/>
    </style:style>
    <style:style style:name="T17" style:family="text">
      <style:text-properties style:font-name="Segoe UI" fo:font-style="normal" style:text-underline-style="none" fo:font-weight="normal" officeooo:rsid="0008ba42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tributi Derivabili</text:p>
      <text:p text:style-name="P1"/>
      <text:list xml:id="list1252502679" text:style-name="L1">
        <text:list-item>
          <text:p text:style-name="P10"><text:span text:style-name="T2">Entità Star : attributo “età”</text:span></text:p>
          <text:list>
            <text:list-item>
              <text:p text:style-name="P9"><text:span text:style-name="T1">Scenario </text:span><text:span text:style-name="T6">A</text:span><text:span text:style-name="T1"> : </text:span><text:span text:style-name="T7">assenza</text:span><text:span text:style-name="T9"> della ridondanza</text:span></text:p>
              <text:list>
                <text:list-item>
                  <text:p text:style-name="P9"><text:span text:style-name="T9">Spazio :</text:span></text:p>
                  <text:list>
                    <text:list-item>
                      <text:p text:style-name="P9"><text:span text:style-name="T9">0 byte per rappresentare l’età</text:span></text:p>
                    </text:list-item>
                  </text:list>
                </text:list-item>
                <text:list-item>
                  <text:p text:style-name="P9"><text:span text:style-name="T9">Tempo : </text:span></text:p>
                  <text:list>
                    <text:list-item>
                      <text:p text:style-name="P9"><text:span text:style-name="T11">6 – Trovare i dati di una Star </text:span><text:span text:style-name="T9">(età) </text:span><text:span text:style-name="T11">:</text:span></text:p>
                      <text:list>
                        <text:list-item>
                          <text:p text:style-name="P5"><text:span text:style-name="T9">10000 </text:span><text:span text:style-name="T12">accessi in lettura al mese, </text:span><text:span text:style-name="T10">incluso il tempo necessario a calcolare l’età a partire dall</text:span><text:span text:style-name="T14">’attributo</text:span><text:span text:style-name="T10"> ‘data di nascita’ della Star selezionata (trascurabile)</text:span></text:p>
                        </text:list-item>
                      </text:list>
                    </text:list-item>
                    <text:list-item>
                      <text:p text:style-name="P5"><text:span text:style-name="T10">7- Aggiungere i dati di una Star (età) :</text:span></text:p>
                      <text:list>
                        <text:list-item>
                          <text:p text:style-name="P11"><text:span text:style-name="T15">500000 </text:span><text:span text:style-name="T16">accessi in scrittura al mes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<text:span text:style-name="T2">S</text:span><text:span text:style-name="T1">cenario </text:span><text:span text:style-name="T6">B</text:span><text:span text:style-name="T1"> : </text:span><text:span text:style-name="T8">presenza</text:span><text:span text:style-name="T1"> della ridondanza</text:span></text:p>
              <text:list>
                <text:list-item>
                  <text:p text:style-name="P3"><text:span text:style-name="T1">Spazio : </text:span></text:p>
                  <text:list>
                    <text:list-item>
                      <text:p text:style-name="P3"><text:span text:style-name="T3">A</text:span><text:span text:style-name="T1">ssumendo di usare 4 byte per rappresentare l’età di una Star, </text:span><text:span text:style-name="T3">con 5000 Star vi sarebbero 20000 byte occupati in eccesso</text:span></text:p>
                    </text:list-item>
                  </text:list>
                </text:list-item>
                <text:list-item>
                  <text:p text:style-name="P4"><text:span text:style-name="T1">Tempo : </text:span></text:p>
                  <text:list>
                    <text:list-item>
                      <text:p text:style-name="P4"><text:span text:style-name="T1">6 – Trovare i dati di una Star </text:span><text:span text:style-name="T5">(età) </text:span><text:span text:style-name="T1">:</text:span></text:p>
                      <text:list>
                        <text:list-item>
                          <text:p text:style-name="P4"><text:span text:style-name="T1">10000 </text:span><text:span text:style-name="T4">accessi in lettura al mese</text:span></text:p>
                        </text:list-item>
                      </text:list>
                    </text:list-item>
                    <text:list-item>
                      <text:p text:style-name="P4"><text:span text:style-name="T1">7- Aggiungere i dati di una St</text:span><text:span text:style-name="T5">a</text:span><text:span text:style-name="T1">r </text:span><text:span text:style-name="T5">(età)</text:span><text:span text:style-name="T1">:</text:span></text:p>
                      <text:list>
                        <text:list-item>
                          <text:p text:style-name="P5"><text:span text:style-name="T3">500000 </text:span><text:span text:style-name="T5">accessi in scrittura al mese, </text:span><text:span text:style-name="T17">incluso</text:span><text:span text:style-name="T16"> il tempo necessario ad inserire l’età (trascurabile)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9">Confronto</text:span></text:p>
              <text:list>
                <text:list-item>
                  <text:p text:style-name="P8"><text:span text:style-name="T9">Vista la trascurabile differenza di tempo di esecuzione delle operazioni 6 e 7, è preferibile il risparmio di spazio (20000 byte) dato dall’assenza di questo attributo ridondante.</text:span></text:p>
                </text:list-item>
              </text:list>
            </text:list-item>
          </text:list>
        </text:list-item>
      </text:list>
      <text:p text:style-name="P7"><text:span text:style-name="T5"/></text:p>
      <text:p text:style-name="P6"><text:span text:style-name="T1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5-21T18:46:47.876000000</dc:date>
    <meta:editing-duration>PT40M21S</meta:editing-duration>
    <meta:editing-cycles>2</meta:editing-cycles>
    <meta:document-statistic meta:table-count="0" meta:image-count="0" meta:object-count="0" meta:page-count="1" meta:paragraph-count="20" meta:word-count="184" meta:character-count="993" meta:non-whitespace-character-count="843"/>
  </office:meta>
</office:document-meta>
</file>